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33c6" officeooo:paragraph-rsid="001a33c6"/>
    </style:style>
    <style:style style:name="P2" style:family="paragraph" style:parent-style-name="Standard">
      <style:text-properties officeooo:rsid="001a33c6" officeooo:paragraph-rsid="001c4bea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33c6" officeooo:paragraph-rsid="001a33c6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6af7" officeooo:paragraph-rsid="001c6af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2c2f1" officeooo:paragraph-rsid="0022c2f1" style:font-weight-asian="bold" style:font-weight-complex="bold"/>
    </style:style>
    <style:style style:name="P6" style:family="paragraph" style:parent-style-name="Standard">
      <style:text-properties officeooo:rsid="001c4bea" officeooo:paragraph-rsid="001c4bea"/>
    </style:style>
    <style:style style:name="P7" style:family="paragraph" style:parent-style-name="Standard">
      <style:text-properties officeooo:rsid="001c223a" officeooo:paragraph-rsid="001c4bea"/>
    </style:style>
    <style:style style:name="P8" style:family="paragraph" style:parent-style-name="Standard">
      <style:text-properties style:text-underline-style="none" fo:font-weight="normal" officeooo:rsid="001c6af7" officeooo:paragraph-rsid="001f581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f5817" officeooo:paragraph-rsid="001f581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1010d" officeooo:paragraph-rsid="001f581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2c2f1" officeooo:paragraph-rsid="0022c2f1" style:font-weight-asian="normal" style:font-weight-complex="normal"/>
    </style:style>
    <style:style style:name="P12" style:family="paragraph" style:parent-style-name="Standard">
      <style:text-properties officeooo:rsid="001926ab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bold" officeooo:rsid="00293907" officeooo:paragraph-rsid="00293907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italic" style:text-underline-style="solid" style:text-underline-width="auto" style:text-underline-color="font-color" fo:font-weight="bold" officeooo:rsid="00293907" officeooo:paragraph-rsid="001f5817" style:font-style-asian="italic" style:font-weight-asian="bold" style:font-style-complex="italic" style:font-weight-complex="bold"/>
    </style:style>
    <style:style style:name="P15" style:family="paragraph" style:parent-style-name="Standard">
      <style:text-properties officeooo:rsid="001926ab"/>
    </style:style>
    <style:style style:name="P16" style:family="paragraph" style:parent-style-name="Standard">
      <style:text-properties officeooo:rsid="002c1c6c" officeooo:paragraph-rsid="002c1c6c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1f5817" officeooo:paragraph-rsid="00293907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304258" officeooo:paragraph-rsid="00304258" style:font-weight-asian="bold" style:font-weight-complex="bold"/>
    </style:style>
    <style:style style:name="P19" style:family="paragraph" style:parent-style-name="Standard">
      <style:text-properties style:text-underline-style="none" officeooo:rsid="002c1c6c" officeooo:paragraph-rsid="002c1c6c"/>
    </style:style>
    <style:style style:name="P20" style:family="paragraph" style:parent-style-name="Standard">
      <style:text-properties style:text-underline-style="none" fo:font-weight="normal" officeooo:rsid="0022c2f1" officeooo:paragraph-rsid="0022c2f1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6b435" officeooo:paragraph-rsid="0036b435" style:font-weight-asian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293907" officeooo:paragraph-rsid="00293907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solid" style:text-underline-width="auto" style:text-underline-color="font-color" fo:font-weight="bold" officeooo:rsid="002c1c6c" officeooo:paragraph-rsid="00402bed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style:text-line-through-style="none" style:text-line-through-type="none" fo:font-size="16pt" fo:font-style="italic" style:text-underline-style="solid" style:text-underline-width="auto" style:text-underline-color="font-color" fo:font-weight="bold" officeooo:rsid="002be92d" officeooo:paragraph-rsid="002be92d" fo:background-color="#ff3333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Standard">
      <style:text-properties officeooo:rsid="001a33c6" officeooo:paragraph-rsid="001a33c6"/>
    </style:style>
    <style:style style:name="P26" style:family="paragraph" style:parent-style-name="Standard">
      <style:text-properties officeooo:rsid="0030f135" officeooo:paragraph-rsid="0030f135"/>
    </style:style>
    <style:style style:name="P27" style:family="paragraph" style:parent-style-name="Standard">
      <style:text-properties officeooo:rsid="0032f088" officeooo:paragraph-rsid="0032f088"/>
    </style:style>
    <style:style style:name="P28" style:family="paragraph" style:parent-style-name="Standard">
      <style:text-properties officeooo:rsid="00350874" officeooo:paragraph-rsid="00350874"/>
    </style:style>
    <style:style style:name="P29" style:family="paragraph" style:parent-style-name="Standard">
      <style:text-properties officeooo:rsid="00385685" officeooo:paragraph-rsid="00385685"/>
    </style:style>
    <style:style style:name="P30" style:family="paragraph" style:parent-style-name="Standard">
      <style:text-properties officeooo:rsid="0038c40a" officeooo:paragraph-rsid="0038c40a"/>
    </style:style>
    <style:style style:name="P31" style:family="paragraph" style:parent-style-name="Standard">
      <style:text-properties officeooo:rsid="0039e29e" officeooo:paragraph-rsid="0039e29e"/>
    </style:style>
    <style:style style:name="P32" style:family="paragraph" style:parent-style-name="Standard">
      <style:text-properties officeooo:rsid="003f3171" officeooo:paragraph-rsid="003f3171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c6af7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officeooo:rsid="00312e7a"/>
    </style:style>
    <style:style style:name="T8" style:family="text">
      <style:text-properties officeooo:rsid="00385685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a210b" style:font-style-asian="normal" style:font-style-complex="normal"/>
    </style:style>
    <style:style style:name="T11" style:family="text">
      <style:text-properties fo:font-style="normal" officeooo:rsid="003aecfb" style:font-style-asian="normal" style:font-style-complex="normal"/>
    </style:style>
    <style:style style:name="T12" style:family="text">
      <style:text-properties officeooo:rsid="00402bed"/>
    </style:style>
    <style:style style:name="T13" style:family="text">
      <style:text-properties officeooo:rsid="004228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4">CRUD MEAN Stack</text:p>
      <text:p text:style-name="P12"/>
      <text:p text:style-name="P16"><text:span text:style-name="T1">1 - </text:span><text:a xlink:type="simple" xlink:href="https://www.youtube.com/watch?v=qUnDYNMv5vw" text:style-name="Internet_20_link" text:visited-style-name="Visited_20_Internet_20_Link"><text:span text:style-name="T1">https://www.youtube.com/watch?v=qUnDYNMv5vw</text:span></text:a></text:p>
      <text:p text:style-name="P19"/>
      <text:p text:style-name="P1"><text:span text:style-name="T2">linux</text:span></text:p>
      <text:p text:style-name="P1">touch </text:p>
      <text:p text:style-name="P1"><text:span text:style-name="T3"/></text:p>
      <text:p text:style-name="P18">mongodb</text:p>
      <text:p text:style-name="P21">mongo (permite usar el servicio <text:span text:style-name="T8">de mongodb</text:span>)</text:p>
      <text:p text:style-name="P26">show dbs (muestra las <text:span text:style-name="T7">bd disponibles</text:span>)</text:p>
      <text:p text:style-name="P27">use (ej: use employees, indica la bd que se va a <text:span text:style-name="T8">crear y usar</text:span>)</text:p>
      <text:p text:style-name="P28">db (muestra en q bd nos encontramos)</text:p>
      <text:p text:style-name="P29">db.createCollection(‘employees’) (crea una colección)</text:p>
      <text:p text:style-name="P30">show collections (muestra las colecciones disponibles)</text:p>
      <text:p text:style-name="P31">db.<text:span text:style-name="T6">employees</text:span><text:span text:style-name="T9">.insert({</text:span></text:p>
      <text:p text:style-name="P31"><text:span text:style-name="T9"><text:s text:c="2"/>"_id" : ObjectId("5349b4ddd2781d08c09890f3"),</text:span></text:p>
      <text:p text:style-name="P31"><text:span text:style-name="T9"><text:s text:c="2"/>"name" : "</text:span><text:span text:style-name="T11">Steve Jobs</text:span><text:span text:style-name="T9">",</text:span></text:p>
      <text:p text:style-name="P31"><text:span text:style-name="T9"><text:s text:c="2"/>"dept" : "Sistemas",</text:span></text:p>
      <text:p text:style-name="P31"><text:span text:style-name="T9"><text:s text:c="2"/>"area" : "Desarrollo",</text:span></text:p>
      <text:p text:style-name="P31"><text:span text:style-name="T9"><text:s text:c="2"/>"status" : "Habilitado",</text:span></text:p>
      <text:p text:style-name="P31"><text:span text:style-name="T9"><text:s text:c="2"/>"contact" : "0303456",</text:span></text:p>
      <text:p text:style-name="P31"><text:span text:style-name="T9"><text:s text:c="2"/>"salary" : "30000",</text:span></text:p>
      <text:p text:style-name="P31"><text:span text:style-name="T9">}) </text:span><text:span text:style-name="T10">(inserta un nuevo registo)</text:span></text:p>
      <text:p text:style-name="P32"><text:span text:style-name="T9">db.</text:span><text:span text:style-name="T4">employees</text:span><text:span text:style-name="T9">.find() (muestra los registros)</text:span></text:p>
      <text:p text:style-name="P32"><text:span text:style-name="T9">db.</text:span><text:span text:style-name="T4">employees</text:span><text:span text:style-name="T9">.find().pretty() (muestra los registros de forma prolija)</text:span></text:p>
      <text:p text:style-name="P1"/>
      <text:p text:style-name="P3">npm</text:p>
      <text:p text:style-name="P7">en carpeta principal del <text:span text:style-name="T3">proyecto</text:span>: </text:p>
      <text:p text:style-name="P2">npm init </text:p>
      <text:p text:style-name="P2">npm install express <text:s/>--save</text:p>
      <text:p text:style-name="P6">npm install body-parser –save</text:p>
      <text:p text:style-name="P6">npm install mongoose –save</text:p>
      <text:p text:style-name="P6"/>
      <text:p text:style-name="P5">node</text:p>
      <text:p text:style-name="P11">nodemon (ej: nodemon service.js, <text:span text:style-name="T13">levanta el servicio</text:span>) </text:p>
      <text:p text:style-name="P11"/>
      <text:p text:style-name="P4">otros comandos</text:p>
      <text:p text:style-name="P8">abrir Atom desde terminal → “atom”</text:p>
      <text:p text:style-name="P9">abrir Atom desde raiz de proyecto “atom .”</text:p>
      <text:p text:style-name="P14"/>
      <text:p text:style-name="P13">shortcut html</text:p>
      <text:p text:style-name="P22">html + enter (genera !DOCTYPE, etiquetas html, head,body y demas sarasa)</text:p>
      <text:p text:style-name="P22"/>
      <text:p text:style-name="P17"/>
      <text:p text:style-name="P23">2 - <text:span text:style-name="T12">https://www.youtube.com/watch?v=RANZfDS2GlY</text:span>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20:40:53.059119076</meta:creation-date>
    <dc:date>2017-10-23T21:13:35.762553615</dc:date>
    <meta:editing-duration>PT8H26M51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1" meta:paragraph-count="36" meta:word-count="153" meta:character-count="1124" meta:non-whitespace-character-count="989"/>
  </office:meta>
</office:document-meta>
</file>